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2.8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54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tückliste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6dce5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0.088cm solid #000000"/>
    </style:style>
    <style:style style:name="ce3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5" style:family="table-cell" style:parent-style-name="Excel_20_Built-in_20_Normal">
      <style:text-properties fo:font-weight="bold" style:font-weight-asian="bold" style:font-weight-complex="bold"/>
    </style:style>
    <style:style style:name="ce6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none" style:rotation-align="none" fo:border-top="0.088cm solid #000000"/>
    </style:style>
    <style:style style:name="ce7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Excel_20_Built-in_20_Normal">
      <style:table-cell-properties fo:border-bottom="none" fo:background-color="#e7e6e6" style:diagonal-bl-tr="none" style:diagonal-tl-br="none" fo:border-left="0.088cm solid #000000" fo:border-right="0.088cm solid #000000" style:rotation-align="none" fo:border-top="none"/>
    </style:style>
    <style:style style:name="ce9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10" style:family="table-cell" style:parent-style-name="Excel_20_Built-in_20_Normal">
      <style:table-cell-properties fo:border-bottom="0.088cm solid #000000" fo:background-color="#e7e6e6" style:diagonal-bl-tr="none" style:diagonal-tl-br="none" fo:border-left="0.088cm solid #000000" fo:border-right="0.088cm solid #000000" style:rotation-align="none" fo:border-top="none"/>
      <style:text-properties fo:font-size="16pt" style:font-size-asian="16pt" style:font-size-complex="16pt"/>
    </style:style>
    <style:style style:name="ce11" style:family="table-cell" style:parent-style-name="Excel_20_Built-in_20_Normal">
      <style:table-cell-properties fo:background-color="transparent"/>
    </style:style>
    <style:style style:name="ce12" style:family="table-cell" style:parent-style-name="Excel_20_Built-in_20_Normal">
      <style:table-cell-properties fo:background-color="#d6dce5"/>
    </style:style>
    <style:style style:name="ce1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 style:data-style-name="N119"/>
    <style:style style:name="ce16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17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119">
      <style:table-cell-properties fo:border-bottom="none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 style:data-style-name="N119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16pt" style:font-size-asian="16pt" style:font-size-complex="16pt"/>
    </style:style>
    <style:style style:name="ce20" style:family="table-cell" style:parent-style-name="Excel_20_Built-in_20_Normal">
      <style:table-cell-properties fo:border-bottom="0.088cm solid #000000" fo:background-color="#e7e6e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font-size="16pt" style:font-size-asian="16pt" style:font-size-complex="16pt"/>
    </style:style>
    <style:style style:name="ce21" style:family="table-cell" style:parent-style-name="Excel_20_Built-in_20_Normal" style:data-style-name="N119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Excel_20_Built-in_20_Normal" style:data-style-name="N119">
      <style:table-cell-properties fo:border-bottom="0.088cm solid #000000" fo:background-color="#d6dce5" style:diagonal-bl-tr="none" style:diagonal-tl-br="none" style:text-align-source="fix" style:repeat-content="false" fo:border-left="none" fo:border-right="none" style:rotation-align="none" fo:border-top="0.088cm solid #000000"/>
      <style:paragraph-properties fo:text-align="center" fo:margin-left="0cm"/>
    </style:style>
    <style:style style:name="ce23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0.088cm solid #000000"/>
      <style:paragraph-properties fo:text-align="center" fo:margin-left="0cm"/>
    </style:style>
    <style:style style:name="ce24" style:family="table-cell" style:parent-style-name="Excel_20_Built-in_20_Normal">
      <style:table-cell-properties fo:border-bottom="none" fo:background-color="#e7e6e6" style:diagonal-bl-tr="none" style:diagonal-tl-br="none" style:text-align-source="fix" style:repeat-content="false" fo:border-left="0.088cm solid #000000" fo:border-right="0.088cm solid #000000" style:rotation-align="none" fo:border-top="none"/>
      <style:paragraph-properties fo:text-align="center" fo:margin-left="0cm"/>
    </style:style>
    <style:style style:name="ce25" style:family="table-cell" style:parent-style-name="Excel_20_Built-in_20_Normal">
      <style:table-cell-properties fo:border-bottom="0.088cm solid #000000" fo:background-color="#d6dce5" style:diagonal-bl-tr="none" style:diagonal-tl-br="none" fo:border-left="none" fo:border-right="0.088cm solid #000000" style:rotation-align="none" fo:border-top="0.088cm solid #000000"/>
    </style:style>
    <style:style style:name="ce26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0.088cm solid #000000"/>
    </style:style>
    <style:style style:name="ce27" style:family="table-cell" style:parent-style-name="Excel_20_Built-in_20_Normal">
      <style:table-cell-properties fo:border-bottom="none" fo:background-color="#e7e6e6" style:diagonal-bl-tr="none" style:diagonal-tl-br="none" fo:border-left="none" fo:border-right="0.088cm solid #000000" style:rotation-align="none" fo:border-top="none"/>
    </style:style>
    <style:style style:name="ce28" style:family="table-cell" style:parent-style-name="Excel_20_Built-in_20_Normal">
      <style:table-cell-properties fo:border-bottom="0.088cm solid #000000" fo:background-color="#e7e6e6" style:diagonal-bl-tr="none" style:diagonal-tl-br="none" fo:border-left="none" fo:border-right="0.088cm solid #000000" style:rotation-align="none" fo:border-top="none"/>
      <style:text-properties fo:font-size="16pt" style:font-size-asian="16pt" style:font-size-complex="16pt"/>
    </style:style>
    <style:style style:name="ce29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fo:background-color="#ffffff"/>
    </style:style>
    <style:style style:name="ce3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underline-style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5"/>
        <table:table-column table:style-name="co7" table:default-cell-style-name="ce15"/>
        <table:table-column table:style-name="co8" table:default-cell-style-name="ce21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column table:style-name="co1" table:number-columns-repeated="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6" table:number-columns-repeated="3"/>
          <table:table-cell table:style-name="ce16"/>
          <table:table-cell table:style-name="ce16" office:value-type="string" office:string-value="Bill of material (BOM)">
            <text:p>Bill of material (BOM) </text:p>
          </table:table-cell>
          <table:table-cell table:style-name="ce22"/>
          <table:table-cell table:style-name="ce25"/>
          <table:table-cell table:number-columns-repeated="1015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style-name="ce17"/>
          <table:table-cell table:style-name="ce7"/>
          <table:table-cell table:style-name="ce23"/>
          <table:table-cell table:style-name="ce26"/>
          <table:table-cell table:number-columns-repeated="1015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18"/>
          <table:table-cell table:style-name="ce8"/>
          <table:table-cell table:style-name="ce24"/>
          <table: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string">
            <text:p>Item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in Stock</text:p>
          </table:table-cell>
          <table:table-cell table:style-name="ce10" office:value-type="string">
            <text:p>Description</text:p>
          </table:table-cell>
          <table:table-cell table:style-name="ce19" office:value-type="string" office:string-value="Unit price">
            <text:p>Unit price </text:p>
          </table:table-cell>
          <table:table-cell table:style-name="ce20" office:value-type="string">
            <text:p>Total price</text:p>
          </table:table-cell>
          <table:table-cell table:style-name="ce9" office:value-type="string">
            <text:p>Group</text:p>
          </table:table-cell>
          <table:table-cell table:style-name="ce28" office:value-type="string">
            <text:p>Link/Suppli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urntable, 800mm</text:p>
          </table:table-cell>
          <table:table-cell table:formula="of:=154.95+4.9" office:value-type="currency" office:currency="EUR" office:value="159.85">
            <text:p>159,85 € </text:p>
          </table:table-cell>
          <table:table-cell table:formula="of:=[.F6]*([.C6]-[.D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amazon.de/dp/B06XC2KSPV?psc=1&amp;ref=ppx_pop_dt_b_product_details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urntable washer, 1mm</text:p>
          </table:table-cell>
          <table:table-cell table:formula="of:=27.56*1.19" office:value-type="currency" office:currency="EUR" office:value="32.7964">
            <text:p>32,80 € </text:p>
          </table:table-cell>
          <table:table-cell table:formula="of:=[.F7]*([.C7]-[.D7])" office:value-type="currency" office:currency="EUR" office:value="32.7964">
            <text:p>32,80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7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ottom cover, 1mm</text:p>
          </table:table-cell>
          <table:table-cell table:formula="of:=26.91*1.19" office:value-type="currency" office:currency="EUR" office:value="32.0229">
            <text:p>32,02 € </text:p>
          </table:table-cell>
          <table:table-cell table:formula="of:=[.F8]*([.C8]-[.D8])" office:value-type="currency" office:currency="EUR" office:value="32.0229">
            <text:p>32,02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8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over plate horizontal axis, 5mm</text:p>
          </table:table-cell>
          <table:table-cell table:formula="of:=12.75*1.19" office:value-type="currency" office:currency="EUR" office:value="15.1725">
            <text:p>15,17 € </text:p>
          </table:table-cell>
          <table:table-cell table:formula="of:=[.F9]*([.C9]-[.D9])" office:value-type="currency" office:currency="EUR" office:value="30.345">
            <text:p>30,35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9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Base plate, 5mm</text:p>
          </table:table-cell>
          <table:table-cell table:formula="of:=75.57*1.19" office:value-type="currency" office:currency="EUR" office:value="89.9283">
            <text:p>89,93 € </text:p>
          </table:table-cell>
          <table:table-cell table:formula="of:=[.F10]*([.C10]-[.D10])" office:value-type="currency" office:currency="EUR" office:value="89.9283">
            <text:p>89,93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0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Top cover, 4mm</text:p>
          </table:table-cell>
          <table:table-cell table:formula="of:=59.32*1.19" office:value-type="currency" office:currency="EUR" office:value="70.5908">
            <text:p>70,59 € </text:p>
          </table:table-cell>
          <table:table-cell table:formula="of:=[.F11]*([.C11]-[.D11])" office:value-type="currency" office:currency="EUR" office:value="70.5908">
            <text:p>70,59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1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Footplate, 5mm</text:p>
          </table:table-cell>
          <table:table-cell office:value-type="currency" office:currency="EUR" office:value="15.34">
            <text:p>15,34 € </text:p>
          </table:table-cell>
          <table:table-cell table:formula="of:=[.F12]*([.C12]-[.D12])" office:value-type="currency" office:currency="EUR" office:value="30.68">
            <text:p>30,68 € </text:p>
          </table:table-cell>
          <table:table-cell office:value-type="string" office:string-value="Laser">
            <text:p>Laser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2]+1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-#7</text:p>
          </table:table-cell>
          <table:table-cell table:formula="of:=166.77*1.19" office:value-type="currency" office:currency="EUR" office:value="198.4563">
            <text:p>198,46 € </text:p>
          </table:table-cell>
          <table:table-cell table:formula="of:=[.F13]*([.C13]-[.D13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laserteile4you.de/app/offer/158880/quote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3]+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abric frame, 3086mm</text:p>
          </table:table-cell>
          <table:table-cell/>
          <table:table-cell table:formula="of:=[.F14]*([.C14]-[.D14])" office:value-type="currency" office:currency="EUR" office:value="0">
            <text:p><text:s/>- € </text:p>
          </table:table-cell>
          <table:table-cell office:value-type="string" office:string-value="Textil">
            <text:p>Textil </text:p>
          </table:table-cell>
          <table:table-cell table:style-name="ce30"/>
          <table:table-cell table:number-columns-repeated="1015"/>
        </table:table-row>
        <table:table-row table:style-name="ro1">
          <table:table-cell/>
          <table:table-cell table:style-name="ce5" table:formula="of:=[.B14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" office:value-type="string">
            <text:p>Shipping cost for item #10 - #11</text:p>
          </table:table-cell>
          <table:table-cell office:value-type="currency" office:currency="EUR" office:value="6.9">
            <text:p>6,90 € </text:p>
          </table:table-cell>
          <table:table-cell table:formula="of:=[.F15]*([.C15]-[.D15])" office:value-type="currency" office:currency="EUR" office:value="6.9">
            <text:p>6,90 € </text:p>
          </table:table-cell>
          <table:table-cell office:value-type="string" office:string-value="Shipping">
            <text:p>Shipping </text:p>
          </table:table-cell>
          <table:table-cell table:style-name="ce29" office:value-type="string">
            <text:p>https://www.dold-mechatronik.de/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5]+1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S16, 350mm</text:p>
          </table:table-cell>
          <table:table-cell office:value-type="currency" office:currency="EUR" office:value="16">
            <text:p>16,00 € </text:p>
          </table:table-cell>
          <table:table-cell table:formula="of:=[.F16]*([.C16]-[.D16])" office:value-type="currency" office:currency="EUR" office:value="64">
            <text:p>64,00 € </text:p>
          </table:table-cell>
          <table:table-cell office:value-type="string" office:string-value="Mechanic">
            <text:p>Mechanic </text:p>
          </table:table-cell>
          <table:table-cell table:style-name="ce29" office:value-type="string">
            <text:p>https://www.dold-mechatronik.de/Linearfuehrung-Supported-Rail-TBS16-350mm-lang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6]+1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TBR16UU</text:p>
          </table:table-cell>
          <table:table-cell office:value-type="currency" office:currency="EUR" office:value="8.9">
            <text:p>8,90 € </text:p>
          </table:table-cell>
          <table:table-cell table:formula="of:=[.F17]*([.C17]-[.D17])" office:value-type="currency" office:currency="EUR" office:value="35.6">
            <text:p>35,60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dold-mechatronik.de/Linearlager-16mm-TBR16UU-offen-Spiel-einstellba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7]+1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orm gear motor</text:p>
          </table:table-cell>
          <table:table-cell office:value-type="currency" office:currency="EUR" office:value="31">
            <text:p>31,00 € </text:p>
          </table:table-cell>
          <table:table-cell table:formula="of:=[.F18]*([.C18]-[.D1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88B73HP/ref=ppx_yo_dt_b_asin_title_o05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8]+1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coder</text:p>
          </table:table-cell>
          <table:table-cell office:value-type="currency" office:currency="EUR" office:value="16.99">
            <text:p>16,99 € </text:p>
          </table:table-cell>
          <table:table-cell table:formula="of:=[.F19]*([.C19]-[.D19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5GYY7XU/ref=ppx_od_dt_b_asin_title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19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oothed belt</text:p>
          </table:table-cell>
          <table:table-cell office:value-type="currency" office:currency="EUR" office:value="3.23">
            <text:p>3,23 € </text:p>
          </table:table-cell>
          <table:table-cell table:formula="of:=[.F20]*([.C20]-[.D20])" office:value-type="currency" office:currency="EUR" office:value="3.23">
            <text:p>3,23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4GCYXW/ref=ox_sc_act_title_1?smid=AHL08YKX3LDJ0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0]+1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Outer rope pulley</text:p>
          </table:table-cell>
          <table:table-cell office:value-type="currency" office:currency="EUR" office:value="1.69">
            <text:p>1,69 € </text:p>
          </table:table-cell>
          <table:table-cell table:formula="of:=[.F21]*([.C21]-[.D21])" office:value-type="currency" office:currency="EUR" office:value="3.38">
            <text:p>3,38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1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Motor rope pulley</text:p>
          </table:table-cell>
          <table:table-cell office:value-type="currency" office:currency="EUR" office:value="1.19">
            <text:p>1,19 € </text:p>
          </table:table-cell>
          <table:table-cell table:formula="of:=[.F22]*([.C22]-[.D22])" office:value-type="currency" office:currency="EUR" office:value="1.19">
            <text:p>1,19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2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enter rope pulley</text:p>
          </table:table-cell>
          <table:table-cell office:value-type="currency" office:currency="EUR" office:value="1.17">
            <text:p>1,17 € </text:p>
          </table:table-cell>
          <table:table-cell table:formula="of:=[.F23]*([.C23]-[.D23])" office:value-type="currency" office:currency="EUR" office:value="1.17">
            <text:p>1,17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3]+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lipring</text:p>
          </table:table-cell>
          <table:table-cell office:value-type="currency" office:currency="EUR" office:value="17.99">
            <text:p>17,99 € </text:p>
          </table:table-cell>
          <table:table-cell table:formula="of:=[.F24]*([.C24]-[.D24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FL8LDYN/ref=ppx_yo_dt_b_asin_title_o01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4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ddle rope pulley</text:p>
          </table:table-cell>
          <table:table-cell office:value-type="currency" office:currency="EUR" office:value="0.92">
            <text:p>0,92 € </text:p>
          </table:table-cell>
          <table:table-cell table:formula="of:=[.F25]*([.C25]-[.D25])" office:value-type="currency" office:currency="EUR" office:value="0.92">
            <text:p>0,9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5]+1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Motor N2830</text:p>
          </table:table-cell>
          <table:table-cell office:value-type="currency" office:currency="EUR" office:value="14.99">
            <text:p>14,99 € </text:p>
          </table:table-cell>
          <table:table-cell table:formula="of:=[.F26]*([.C26]-[.D26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7JKJQ9TG/ref=ppx_yo_dt_b_asin_title_o09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6]+1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style-name="ce11" office:value-type="string">
            <text:p>Encoder AS5600</text:p>
          </table:table-cell>
          <table:table-cell table:formula="of:=(5.54+0.99)" office:value-type="currency" office:currency="EUR" office:value="6.53">
            <text:p>6,53 € </text:p>
          </table:table-cell>
          <table:table-cell table:formula="of:=[.F27]*([.C27]-[.D27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88PJF9WV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7]+1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drive V3.6</text:p>
          </table:table-cell>
          <table:table-cell office:value-type="currency" office:currency="EUR" office:value="129">
            <text:p>129,00 € </text:p>
          </table:table-cell>
          <table:table-cell table:formula="of:=[.F28]*([.C28]-[.D28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8]+1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style-name="ce12" office:value-type="string">
            <text:p>Shipping cost for item #23</text:p>
          </table:table-cell>
          <table:table-cell table:formula="of:=15.5*1.19" office:value-type="currency" office:currency="EUR" office:value="18.445">
            <text:p>18,45 € </text:p>
          </table:table-cell>
          <table:table-cell table:formula="of:=[.F29]*([.C29]-[.D29])" office:value-type="currency" office:currency="EUR" office:value="0">
            <text:p><text:s/>- € </text:p>
          </table:table-cell>
          <table:table-cell office:value-type="string" office:string-value="Shipping">
            <text:p>Shipping </text:p>
          </table:table-cell>
          <table:table-cell table:style-name="ce31" office:value-type="string">
            <text:p>https://eu.odriverobotics.com/shop/odrive-v36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29]+1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duino Uno</text:p>
          </table:table-cell>
          <table:table-cell office:value-type="currency" office:currency="EUR" office:value="7.99">
            <text:p>7,99 € </text:p>
          </table:table-cell>
          <table:table-cell table:formula="of:=[.F30]*([.C30]-[.D30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table:style-name="ce31" office:value-type="string">
            <text:p>https://www.amazon.de/gp/product/B01MDJA464/ref=ox_sc_act_title_1?smid=A1X7QLRQH87QA3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0]+1"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table:style-name="ce11" office:value-type="string">
            <text:p>Odrive Pin</text:p>
          </table:table-cell>
          <table:table-cell office:value-type="currency" office:currency="EUR" office:value="0">
            <text:p><text:s/>- € </text:p>
          </table:table-cell>
          <table:table-cell table:formula="of:=[.F31]*([.C31]-[.D31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table:style-name="ce32" office:value-type="string">
            <text:p>Part of item #23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1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Holder magnet</text:p>
          </table:table-cell>
          <table:table-cell/>
          <table:table-cell table:formula="of:=[.F32]*([.C32]-[.D32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2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Lid motor</text:p>
          </table:table-cell>
          <table:table-cell/>
          <table:table-cell table:formula="of:=[.F33]*([.C33]-[.D33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3]+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1" office:value-type="string">
            <text:p>Motor frame</text:p>
          </table:table-cell>
          <table:table-cell/>
          <table:table-cell table:formula="of:=[.F34]*([.C34]-[.D34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4]+1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Adapter 4mm to 3mm</text:p>
          </table:table-cell>
          <table:table-cell office:value-type="currency" office:currency="EUR" office:value="0.005">
            <text:p>0,01 € </text:p>
          </table:table-cell>
          <table:table-cell table:formula="of:=[.F35]*([.C35]-[.D35])" office:value-type="currency" office:currency="EUR" office:value="0.145">
            <text:p>0,15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5]+1"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DIN 912, M3x10</text:p>
          </table:table-cell>
          <table:table-cell table:formula="of:=11.95/50" office:value-type="currency" office:currency="EUR" office:value="0.239">
            <text:p>0,24 € </text:p>
          </table:table-cell>
          <table:table-cell table:formula="of:=[.F36]*([.C36]-[.D36])" office:value-type="currency" office:currency="EUR" office:value="2.868">
            <text:p>2,87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H4JW4GD/ref=ox_sc_act_title_1?smid=A9TBW19CJ4SDE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6]+1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DIN 985, M5</text:p>
          </table:table-cell>
          <table:table-cell table:formula="of:=5.99/50" office:value-type="currency" office:currency="EUR" office:value="0.1198">
            <text:p>0,12 € </text:p>
          </table:table-cell>
          <table:table-cell table:formula="of:=[.F37]*([.C37]-[.D37])" office:value-type="currency" office:currency="EUR" office:value="2.2762">
            <text:p>2,2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QYBBH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7]+1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20</text:p>
          </table:table-cell>
          <table:table-cell table:formula="of:=6.8/25" office:value-type="currency" office:currency="EUR" office:value="0.272">
            <text:p>0,27 € </text:p>
          </table:table-cell>
          <table:table-cell table:formula="of:=[.F38]*([.C38]-[.D38])" office:value-type="currency" office:currency="EUR" office:value="0.816">
            <text:p>0,8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TX28YLK/ref=ox_sc_act_title_1?smid=A3P7AXYBBIBGQZ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8]+1"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12, M5x15</text:p>
          </table:table-cell>
          <table:table-cell table:formula="of:=6.97/20" office:value-type="currency" office:currency="EUR" office:value="0.3485">
            <text:p>0,35 € </text:p>
          </table:table-cell>
          <table:table-cell table:formula="of:=[.F39]*([.C39]-[.D39])" office:value-type="currency" office:currency="EUR" office:value="5.576">
            <text:p>5,58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5Y9I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39]+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DIN 912, M5x8</text:p>
          </table:table-cell>
          <table:table-cell table:formula="of:=7.39/10" office:value-type="currency" office:currency="EUR" office:value="0.739">
            <text:p>0,74 € </text:p>
          </table:table-cell>
          <table:table-cell table:formula="of:=[.F40]*([.C40]-[.D40])" office:value-type="currency" office:currency="EUR" office:value="2.217">
            <text:p>2,22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KKDG8HB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0]+1"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ISO 10642, M3x6</text:p>
          </table:table-cell>
          <table:table-cell table:formula="of:=5.95/20" office:value-type="currency" office:currency="EUR" office:value="0.2975">
            <text:p>0,30 € </text:p>
          </table:table-cell>
          <table:table-cell table:formula="of:=[.F41]*([.C41]-[.D41])" office:value-type="currency" office:currency="EUR" office:value="10.4125">
            <text:p>10,41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C6S4Z2T/ref=ox_sc_act_title_1?smid=A3CZZ1IZ45HRE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1]+1"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SO 10642, M3x10</text:p>
          </table:table-cell>
          <table:table-cell table:formula="of:=7.95/20" office:value-type="currency" office:currency="EUR" office:value="0.3975">
            <text:p>0,40 € </text:p>
          </table:table-cell>
          <table:table-cell table:formula="of:=[.F42]*([.C42]-[.D42])" office:value-type="currency" office:currency="EUR" office:value="1.59">
            <text:p>1,59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DHNP5KF/ref=ox_sc_act_title_1?smid=A1WLWSDG4A6FOP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2]+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th support</text:p>
          </table:table-cell>
          <table:table-cell office:value-type="currency" office:currency="EUR" office:value="0.5">
            <text:p>0,50 € </text:p>
          </table:table-cell>
          <table:table-cell table:formula="of:=[.F43]*([.C43]-[.D43])" office:value-type="currency" office:currency="EUR" office:value="0.5">
            <text:p>0,5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3]+1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3x5</text:p>
          </table:table-cell>
          <table:table-cell table:formula="of:=9/25" office:value-type="currency" office:currency="EUR" office:value="0.36">
            <text:p>0,36 € </text:p>
          </table:table-cell>
          <table:table-cell table:formula="of:=[.F44]*([.C44]-[.D44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DK2P4NP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4]+1"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DIN 945, M4</text:p>
          </table:table-cell>
          <table:table-cell table:formula="of:=6.49/25" office:value-type="currency" office:currency="EUR" office:value="0.2596">
            <text:p>0,26 € </text:p>
          </table:table-cell>
          <table:table-cell table:formula="of:=[.F45]*([.C45]-[.D45])" office:value-type="currency" office:currency="EUR" office:value="4.1536">
            <text:p>4,1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8CJ9H6BG/ref=ox_sc_act_title_1?smid=AHDWMK444VJ1S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5]+1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1" office:value-type="string">
            <text:p>MF105ZZ, 5x10x4mm</text:p>
          </table:table-cell>
          <table:table-cell table:formula="of:=11.06/10" office:value-type="currency" office:currency="EUR" office:value="1.106">
            <text:p>1,11 € </text:p>
          </table:table-cell>
          <table:table-cell table:formula="of:=[.F46]*([.C46]-[.D46])" office:value-type="currency" office:currency="EUR" office:value="4.424">
            <text:p>4,42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MF31X8Y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6]+1"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13" office:value-type="string">
            <text:p>DIN 912, M4x15</text:p>
          </table:table-cell>
          <table:table-cell table:formula="of:=9.31/50" office:value-type="currency" office:currency="EUR" office:value="0.1862">
            <text:p>0,19 € </text:p>
          </table:table-cell>
          <table:table-cell table:formula="of:=[.F47]*([.C47]-[.D47])" office:value-type="currency" office:currency="EUR" office:value="3.3516">
            <text:p>3,35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0SN32TBO/ref=ox_sc_act_title_1?smid=A1P9DCA88LI1WF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7]+1" office:value-type="float" office:value="43">
            <text:p>4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IN 912, M2x4</text:p>
          </table:table-cell>
          <table:table-cell office:value-type="currency" office:currency="EUR" office:value="0">
            <text:p><text:s/>- € </text:p>
          </table:table-cell>
          <table:table-cell table:formula="of:=[.F48]*([.C48]-[.D48])" office:value-type="currency" office:currency="EUR" office:value="0">
            <text:p><text:s/>- € </text:p>
          </table:table-cell>
          <table:table-cell office:value-type="string" office:string-value="Screw">
            <text:p>Screw </text:p>
          </table:table-cell>
          <table:table-cell office:value-type="string">
            <text:p>Part of item #2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8]+1" office:value-type="float" office:value="44">
            <text:p>44</text:p>
          </table:table-cell>
          <table:table-cell table:number-columns-repeated="2" office:value-type="float" office:value="8">
            <text:p>8</text:p>
          </table:table-cell>
          <table:table-cell table:style-name="ce11" office:value-type="string">
            <text:p>Locating pin, 5x40mm</text:p>
          </table:table-cell>
          <table:table-cell table:formula="of:=11.5/20" office:value-type="currency" office:currency="EUR" office:value="0.575">
            <text:p>0,58 € </text:p>
          </table:table-cell>
          <table:table-cell table:formula="of:=[.F49]*([.C49]-[.D49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DGY7PZV/ref=ppx_yo_dt_b_asin_title_o06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49]+1"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dler pulley, 5mm</text:p>
          </table:table-cell>
          <table:table-cell table:formula="of:=9.12/5" office:value-type="currency" office:currency="EUR" office:value="1.824">
            <text:p>1,82 € </text:p>
          </table:table-cell>
          <table:table-cell table:formula="of:=[.F50]*([.C50]-[.D50])" office:value-type="currency" office:currency="EUR" office:value="3.648">
            <text:p>3,65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762FV13M/ref=ox_sc_act_title_1?smid=A5QX2SUPA7LK7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0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ulley, 5mm</text:p>
          </table:table-cell>
          <table:table-cell table:formula="of:=8.99/5" office:value-type="currency" office:currency="EUR" office:value="1.798">
            <text:p>1,80 € </text:p>
          </table:table-cell>
          <table:table-cell table:formula="of:=[.F51]*([.C51]-[.D51])" office:value-type="currency" office:currency="EUR" office:value="7.192">
            <text:p>7,19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1LZIP1M8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1]+1" office:value-type="float" office:value="47">
            <text:p>4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et collar, 5mm</text:p>
          </table:table-cell>
          <table:table-cell table:formula="of:=(2.84*3+3.1)/6" office:value-type="currency" office:currency="EUR" office:value="1.93666666666667">
            <text:p>1,94 € </text:p>
          </table:table-cell>
          <table:table-cell table:formula="of:=[.F52]*([.C52]-[.D52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1KFYZLSG/ref=ppx_yo_dt_b_asin_title_o00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2]+1"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1" office:value-type="string">
            <text:p>ISO 10642, M8x30</text:p>
          </table:table-cell>
          <table:table-cell table:formula="of:=10.38/10" office:value-type="currency" office:currency="EUR" office:value="1.038">
            <text:p>1,04 € </text:p>
          </table:table-cell>
          <table:table-cell table:formula="of:=[.F53]*([.C53]-[.D53])" office:value-type="currency" office:currency="EUR" office:value="8.304">
            <text:p>8,30 € </text:p>
          </table:table-cell>
          <table:table-cell office:value-type="string" office:string-value="Screw">
            <text:p>Screw </text:p>
          </table:table-cell>
          <table:table-cell office:value-type="string">
            <text:p>https://www.amazon.de/gp/product/B07S5YK97K/ref=ox_sc_act_title_1?smid=A3JM6MQKK7VE6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3]+1"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style-name="ce14" office:value-type="string">
            <text:p>Pulley, 20 tooths, 5mm</text:p>
          </table:table-cell>
          <table:table-cell table:formula="of:=9.99/10" office:value-type="currency" office:currency="EUR" office:value="0.999">
            <text:p>1,00 € </text:p>
          </table:table-cell>
          <table:table-cell table:formula="of:=[.F54]*([.C54]-[.D5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table:style-name="ce31" office:value-type="string">
            <text:p>https://www.amazon.de/gp/product/B085MK4LQZ/ref=ox_sc_act_title_1?smid=A1BV4N88UHB8BY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4]+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string">
            <text:p>Wheel, 50mm, 5mm</text:p>
          </table:table-cell>
          <table:table-cell/>
          <table:table-cell table:formula="of:=[.F55]*([.C55]-[.D5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5]+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lange shaft, 3.17mm</text:p>
          </table:table-cell>
          <table:table-cell table:formula="of:=7.53/2" office:value-type="currency" office:currency="EUR" office:value="3.765">
            <text:p>3,77 € </text:p>
          </table:table-cell>
          <table:table-cell table:formula="of:=[.F56]*([.C56]-[.D5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S492QGK/ref=ppx_yo_dt_b_asin_title_o04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6]+1"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heel, 50mm, 12mm</text:p>
          </table:table-cell>
          <table:table-cell/>
          <table:table-cell table:formula="of:=[.F57]*([.C57]-[.D5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7]+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eel, 50mm, 10mm</text:p>
          </table:table-cell>
          <table:table-cell/>
          <table:table-cell table:formula="of:=[.F58]*([.C58]-[.D58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8]+1"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Start</text:p>
          </table:table-cell>
          <table:table-cell office:value-type="currency" office:currency="EUR" office:value="0.12">
            <text:p>0,12 € </text:p>
          </table:table-cell>
          <table:table-cell table:formula="of:=[.F59]*([.C59]-[.D59])" office:value-type="currency" office:currency="EUR" office:value="0.24">
            <text:p>0,24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59]+1"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able chain, End</text:p>
          </table:table-cell>
          <table:table-cell office:value-type="currency" office:currency="EUR" office:value="0.06">
            <text:p>0,06 € </text:p>
          </table:table-cell>
          <table:table-cell table:formula="of:=[.F60]*([.C60]-[.D60])" office:value-type="currency" office:currency="EUR" office:value="0.12">
            <text:p>0,12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0]+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icroswitch</text:p>
          </table:table-cell>
          <table:table-cell table:formula="of:=2.2+2.99" office:value-type="currency" office:currency="EUR" office:value="5.19">
            <text:p>5,19 € </text:p>
          </table:table-cell>
          <table:table-cell table:formula="of:=[.F61]*([.C61]-[.D61])" office:value-type="currency" office:currency="EUR" office:value="5.19">
            <text:p>5,19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0LFLG08E/ref=ox_sc_saved_title_3?smid=A3VDFIOASBU8U5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1]+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" office:value-type="string">
            <text:p>Flange shaft, 6mm</text:p>
          </table:table-cell>
          <table:table-cell table:formula="of:=5.99/4" office:value-type="currency" office:currency="EUR" office:value="1.4975">
            <text:p>1,50 € </text:p>
          </table:table-cell>
          <table:table-cell table:formula="of:=[.F62]*([.C62]-[.D62])" office:value-type="currency" office:currency="EUR" office:value="1.4975">
            <text:p>1,50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XM1XKSK/ref=ppx_yo_dt_b_asin_title_o08_s00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table:formula="of:=[.B62]+1"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Cable chain, Middle</text:p>
          </table:table-cell>
          <table:table-cell office:value-type="currency" office:currency="EUR" office:value="0.05">
            <text:p>0,05 € </text:p>
          </table:table-cell>
          <table:table-cell table:formula="of:=[.F63]*([.C63]-[.D63])" office:value-type="currency" office:currency="EUR" office:value="2">
            <text:p>2,00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agnet</text:p>
          </table:table-cell>
          <table:table-cell office:value-type="currency" office:currency="EUR" office:value="0">
            <text:p><text:s/>- € </text:p>
          </table:table-cell>
          <table:table-cell table:formula="of:=[.F64]*([.C64]-[.D64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Part of item #2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ble duct</text:p>
          </table:table-cell>
          <table:table-cell office:value-type="currency" office:currency="EUR" office:value="0">
            <text:p><text:s/>- € </text:p>
          </table:table-cell>
          <table:table-cell table:formula="of:=[.F65]*([.C65]-[.D65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lley, 60 tooths, 5mm</text:p>
          </table:table-cell>
          <table:table-cell table:formula="of:=12.62/2" office:value-type="currency" office:currency="EUR" office:value="6.31">
            <text:p>6,31 € </text:p>
          </table:table-cell>
          <table:table-cell table:formula="of:=[.F66]*([.C66]-[.D66])" office:value-type="currency" office:currency="EUR" office:value="0">
            <text:p><text:s/>- € </text:p>
          </table:table-cell>
          <table:table-cell office:value-type="string" office:string-value="Mechanic">
            <text:p>Mechanic </text:p>
          </table:table-cell>
          <table:table-cell office:value-type="string">
            <text:p>https://www.amazon.de/gp/product/B074V7HVHB/ref=ppx_yo_dt_b_search_asin_title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Distance holder, 47.5mm</text:p>
          </table:table-cell>
          <table:table-cell/>
          <table:table-cell table:formula="of:=[.F67]*([.C67]-[.D67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ISO 19642, M5x16</text:p>
          </table:table-cell>
          <table:table-cell/>
          <table:table-cell table:formula="of:=[.F68]*([.C68]-[.D68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ISO 10642, M4x14</text:p>
          </table:table-cell>
          <table:table-cell/>
          <table:table-cell table:formula="of:=[.F69]*([.C69]-[.D69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DIN 912, M4x10</text:p>
          </table:table-cell>
          <table:table-cell/>
          <table:table-cell table:formula="of:=[.F70]*([.C70]-[.D70])" office:value-type="currency" office:currency="EUR" office:value="0">
            <text:p><text:s/>- € 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elt holder</text:p>
          </table:table-cell>
          <table:table-cell/>
          <table:table-cell table:formula="of:=[.F71]*([.C71]-[.D71])" office:value-type="currency" office:currency="EUR" office:value="0">
            <text:p><text:s/>- € </text:p>
          </table:table-cell>
          <table:table-cell office:value-type="string" office:string-value="3D print">
            <text:p>3D print </text:p>
          </table:table-cell>
          <table:table-cell office:value-type="string">
            <text:p>3D Printer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float" office:value="67">
            <text:p>6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298N St<text:span text:style-name="T1">epper motor driver</text:span></text:p>
          </table:table-cell>
          <table:table-cell table:formula="of:=15.99/5" office:value-type="currency" office:currency="EUR" office:value="3.198">
            <text:p>3,20 € </text:p>
          </table:table-cell>
          <table:table-cell table:formula="of:=[.F72]*([.C72]-[.D72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office:value-type="string">
            <text:p>https://www.amazon.de/gp/product/B077YC3JX9/ref=ppx_yo_dt_b_asin_title_o00_s01?ie=UTF8&amp;psc=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50wr5j</text:p>
          </table:table-cell>
          <table:table-cell office:value-type="currency" office:currency="EUR" office:value="0">
            <text:p><text:s/>- € </text:p>
          </table:table-cell>
          <table:table-cell table:formula="of:=[.F73]*([.C73]-[.D73])" office:value-type="currency" office:currency="EUR" office:value="0">
            <text:p><text:s/>- € </text:p>
          </table:table-cell>
          <table:table-cell office:value-type="string" office:string-value="Electric">
            <text:p>Electric </text:p>
          </table:table-cell>
          <table:table-cell office:value-type="string">
            <text:p>Part of item #23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BOM.B5:BOM.I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8000" number:language="de" number:country="DE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1" style:volatile="tru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19P2" style:volatile="true">
      <number:text> -</number:text>
      <number:number number: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de" number:country="DE">
      <number:minutes number:style="long"/>
      <number:text>:</number:text>
      <number:seconds number:style="long"/>
    </number:time-style>
    <number:time-style style:name="N8133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de" number:country="DE">
      <number:minutes number:style="long"/>
      <number:text>:</number:text>
      <number:seconds number:style="long" number:decimal-places="1"/>
    </number:time-style>
    <number:number-style style:name="N8135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3"/>
    <style:style style:name="Excel_20_Built-in_20_Comma" style:display-name="Excel Built-in Comma" style:family="table-cell" style:parent-style-name="Excel_20_Built-in_20_Normal" style:data-style-name="N109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1.10.2020</text:date>, <text:time>19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ückliste" style:display-name="PageStyle_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senkung" style:display-name="PageStyle_Kostensenk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S16_20_statt_20_SBS20" style:display-name="PageStyle_SBS16 statt SBS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11T19:36:09.84</dc:date>
    <meta:editing-duration>PT7H22M57S</meta:editing-duration>
    <meta:editing-cycles>21</meta:editing-cycles>
    <meta:document-statistic meta:table-count="1" meta:cell-count="546" meta:object-count="0"/>
  </office:meta>
</office:document-meta>
</file>